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2"><text:soft-page-break/>Sat April 7, 2018 <text:span text:style-name="T1">5.75 miles</text:span> </text:p>
      <text:p text:style-name="P2">I ran on a Wise Center treadmill.</text:p>
      <text:p text:style-name="P2">Warm up: 1.5 miles averaging 9:00/mile at various paces with some as fast as 7:53/mile.</text:p>
      <text:p text:style-name="P2">I rested 4:30 and then ran 5 x ½ mile with a ¼ mile jog before each run. </text:p>
      <text:p text:style-name="P2">½ mile times: 4:00, 4:00, 3:57, 3:54, 3:49</text:p>
      <text:p text:style-name="P2">My pulse was 160 bpm at the end of the last ½ mile.</text:p>
      <text:p text:style-name="P2">Warm down: ½ mile in about 5 minutes </text:p>
      <text:p text:style-name="P2"/>
      <text:p text:style-name="P2">Sun April 8, 2018 <text:span text:style-name="T1">4.5 miles</text:span> </text:p>
      <text:p text:style-name="P2">I ran and walked 4.5 miles on the Wise Center indoor track in 50:39 or 11:15/mi. <text:s/>I did this by running 1 mile in about 10:40, walking 1/8 mile in about 2:00 and then repeating 3 more times. <text:s/></text:p>
      <text:p text:style-name="P2"/>
      <text:p text:style-name="P2">Mon April 9, 2018 <text:span text:style-name="T1">5 miles</text:span> </text:p>
      <text:p text:style-name="P2">I ran on a Wise Center treadmill.</text:p>
      <text:p text:style-name="P2">Warm up: 2 miles averaging 9:00/mile at various paces with some as fast as 7:30/mile. </text:p>
      <text:p text:style-name="P2">I rested about 4:00 and then ran 2 x 1 mile with a ½ mile jog between and ¼ mile jog before and after. </text:p>
      <text:p text:style-name="P2">mile times: 7:31, 7:50</text:p>
      <text:p text:style-name="P2"/>
      <text:p text:style-name="P2">Tues April 10, 2018 <text:span text:style-name="T1">5 miles</text:span> </text:p>
      <text:p text:style-name="P2">I ran and walked 5 miles on the Wise Center indoor track in 54:59 or 11/mi. </text:p>
      <text:p text:style-name="P2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2"/>
      <text:p text:style-name="P2">Wed April 11, 2018 5<text:span text:style-name="T1"> miles</text:span></text:p>
      <text:p text:style-name="P2">I ran with Jim Fitch and Tiffany Hrach on the Wise Center indoor track. <text:s/>We warmed up with 1.5 miles including ¼ mile of drills. <text:s/></text:p>
      <text:p text:style-name="P2">Then we ran ¼ mile, ½ mile, ¾ mile and 1 mile with ¼ mile jogs after each.</text:p>
      <text:p text:style-name="P2">Times for the 4 runs: 2:12, 4:22, 6:47 and 8:41</text:p>
      <text:p text:style-name="P2"/>
      <text:p text:style-name="P2">Thur April 12, 2018 <text:span text:style-name="T1">no r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12T12:51:45.93</dc:date>
    <dc:creator>James Lombardi</dc:creator>
    <meta:editing-duration>P2DT13H50M41S</meta:editing-duration>
    <meta:editing-cycles>236</meta:editing-cycles>
    <meta:generator>OpenOffice/4.1.2$Win32 OpenOffice.org_project/412m3$Build-9782</meta:generator>
    <meta:document-statistic meta:table-count="0" meta:image-count="0" meta:object-count="0" meta:page-count="7" meta:paragraph-count="141" meta:word-count="2046" meta:character-count="9936"/>
  </office:meta>
</office:document-meta>
</file>